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83H20M25.936051S" calcext:value-type="time">
            <text:p>1783:20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3H26M14.564S" calcext:value-type="time">
            <text:p>03:26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26H18M47.83S" calcext:value-type="time">
            <text:p>26:1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6">00/00/0000</text:date>, <text:time style:data-style-name="N2" text:time-value="07:55:44.1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26T13:47:05.170000000</dc:date>
    <meta:editing-duration>P80DT1H46M16S</meta:editing-duration>
    <meta:editing-cycles>2113</meta:editing-cycles>
    <meta:generator>LibreOffice/7.2.6.2$Windows_X86_64 LibreOffice_project/b0ec3a565991f7569a5a7f5d24fed7f52653d754</meta:generator>
    <dc:creator>Benjamin Laws</dc:creator>
    <meta:document-statistic meta:table-count="2" meta:cell-count="2586" meta:object-count="0"/>
  </office:meta>
</office:document-meta>
</file>